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D00000028321577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7.2833in" table:align="margins" style:writing-mode="lr-tb"/>
    </style:style>
    <style:style style:name="Table2.A" style:family="table-column">
      <style:table-column-properties style:column-width="4.0625in" style:rel-column-width="36554*"/>
    </style:style>
    <style:style style:name="Table2.B" style:family="table-column">
      <style:table-column-properties style:column-width="3.2208in" style:rel-column-width="2898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2833in" table:align="margins" style:writing-mode="lr-tb"/>
    </style:style>
    <style:style style:name="Table3.A" style:family="table-column">
      <style:table-column-properties style:column-width="0.6354in" style:rel-column-width="915*"/>
    </style:style>
    <style:style style:name="Table3.B" style:family="table-column">
      <style:table-column-properties style:column-width="0.8035in" style:rel-column-width="1157*"/>
    </style:style>
    <style:style style:name="Table3.C" style:family="table-column">
      <style:table-column-properties style:column-width="0.8139in" style:rel-column-width="1172*"/>
    </style:style>
    <style:style style:name="Table3.D" style:family="table-column">
      <style:table-column-properties style:column-width="1.3069in" style:rel-column-width="1882*"/>
    </style:style>
    <style:style style:name="Table3.E" style:family="table-column">
      <style:table-column-properties style:column-width="1.3736in" style:rel-column-width="1978*"/>
    </style:style>
    <style:style style:name="Table3.F" style:family="table-column">
      <style:table-column-properties style:column-width="1.2507in" style:rel-column-width="1801*"/>
    </style:style>
    <style:style style:name="Table3.G" style:family="table-column">
      <style:table-column-properties style:column-width="1.0993in" style:rel-column-width="1583*"/>
    </style:style>
    <style:style style:name="Table3.1" style:family="table-row">
      <style:table-row-properties fo:background-color="#000080">
        <style:background-image/>
      </style:table-row-properties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G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0.0138in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" style:family="paragraph" style:parent-style-name="Standard">
      <style:paragraph-properties fo:line-height="0.1917in"/>
      <style:text-properties style:font-name="Times New Roman" fo:font-size="12pt" style:font-name-asian="Times New Roman1" style:font-size-asian="12pt" style:font-name-complex="Times New Roman1"/>
    </style:style>
    <style:style style:name="P3" style:family="paragraph" style:parent-style-name="Standard">
      <style:paragraph-properties fo:line-height="0.15in"/>
      <style:text-properties style:font-name="Times New Roman" fo:font-size="12pt" style:font-name-asian="Times New Roman1" style:font-size-asian="12pt" style:font-name-complex="Times New Roman1"/>
    </style:style>
    <style:style style:name="P4" style:family="paragraph" style:parent-style-name="Standard">
      <style:paragraph-properties fo:line-height="0.0571in"/>
      <style:text-properties style:font-name="Times New Roman" fo:font-size="12pt" style:font-name-asian="Times New Roman1" style:font-size-asian="12pt" style:font-name-complex="Times New Roman1"/>
    </style:style>
    <style:style style:name="P5" style:family="paragraph" style:parent-style-name="Standard">
      <style:paragraph-properties fo:line-height="0.0646in"/>
      <style:text-properties style:font-name="Times New Roman" fo:font-size="12pt" style:font-name-asian="Times New Roman1" style:font-size-asian="12pt" style:font-name-complex="Times New Roman1"/>
    </style:style>
    <style:style style:name="P6" style:family="paragraph" style:parent-style-name="Standard">
      <style:paragraph-properties fo:line-height="0.139in"/>
      <style:text-properties style:font-name="Times New Roman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fo:line-height="0.1291in"/>
      <style:text-properties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line-height="0.1083in"/>
      <style:text-properties style:font-name="Times New Roman" fo:font-size="12pt" style:font-name-asian="Times New Roman1" style:font-size-asian="12pt" style:font-name-complex="Times New Roman1"/>
    </style:style>
    <style:style style:name="P9" style:family="paragraph" style:parent-style-name="Standard">
      <style:paragraph-properties fo:line-height="100%"/>
      <style:text-properties style:font-name="Tahoma" fo:font-size="23.5pt" officeooo:rsid="001521e6" officeooo:paragraph-rsid="001521e6" style:font-name-asian="Tahoma1" style:font-size-asian="23.5pt" style:font-name-complex="Tahoma1"/>
    </style:style>
    <style:style style:name="P10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1.0327in"/>
        </style:tab-stops>
      </style:paragraph-properties>
    </style:style>
    <style:style style:name="P11" style:family="paragraph" style:parent-style-name="Standard">
      <style:paragraph-properties fo:margin-left="0.061in" fo:margin-right="0in" fo:line-height="100%" fo:text-indent="0in" style:auto-text-indent="false"/>
      <style:text-properties style:font-name="Tahoma" style:font-name-asian="Tahoma1" style:font-name-complex="Tahoma1"/>
    </style:style>
    <style:style style:name="P12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6pt" officeooo:paragraph-rsid="0007daca" style:font-name-asian="Tahoma1" style:font-size-asian="6pt" style:font-name-complex="Tahoma1"/>
    </style:style>
    <style:style style:name="P13" style:family="paragraph" style:parent-style-name="Standard">
      <style:paragraph-properties fo:line-height="0.1638in" fo:break-before="column"/>
      <style:text-properties style:font-name="Times New Roman" fo:font-size="12pt" style:font-name-asian="Times New Roman1" style:font-size-asian="12pt" style:font-name-complex="Times New Roman1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officeooo:paragraph-rsid="00137671"/>
    </style:style>
    <style:style style:name="P16" style:family="paragraph" style:parent-style-name="Table_20_Contents">
      <style:paragraph-properties fo:text-align="center" style:justify-single-word="false"/>
      <style:text-properties fo:color="#ffffff" fo:font-weight="bold" officeooo:rsid="001521e6" officeooo:paragraph-rsid="001521e6" style:font-weight-asian="bold" style:font-weight-complex="bold"/>
    </style:style>
    <style:style style:name="P17" style:family="paragraph" style:parent-style-name="Standard" style:master-page-name="Standard">
      <style:paragraph-properties fo:margin-left="0.061in" fo:margin-right="0in" fo:line-height="100%" fo:text-indent="0in" style:auto-text-indent="false" style:page-number="auto"/>
      <style:text-properties style:font-name="Tahoma" fo:font-size="11.5pt" fo:font-weight="bold" style:font-name-asian="Tahoma1" style:font-size-asian="11.5pt" style:font-weight-asian="bold" style:font-name-complex="Tahoma1"/>
    </style:style>
    <style:style style:name="P18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officeooo:rsid="001521e6" officeooo:paragraph-rsid="00137671" style:font-name-asian="Tahoma1" style:font-size-asian="8pt" style:font-name-complex="Tahoma1"/>
    </style:style>
    <style:style style:name="P19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officeooo:rsid="001521e6" officeooo:paragraph-rsid="0016243f" style:font-name-asian="Tahoma1" style:font-size-asian="8pt" style:font-name-complex="Tahoma1"/>
    </style:style>
    <style:style style:name="P20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officeooo:rsid="001521e6" officeooo:paragraph-rsid="00181fc3" style:font-name-asian="Tahoma1" style:font-size-asian="8pt" style:font-name-complex="Tahoma1"/>
    </style:style>
    <style:style style:name="P21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1521e6" officeooo:paragraph-rsid="00182fbc" style:font-name-asian="Tahoma1" style:font-size-asian="8pt" style:font-weight-asian="bold" style:font-name-complex="Tahoma1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fo:font-weight="bold" officeooo:rsid="00182fbc" officeooo:paragraph-rsid="00182fbc" style:font-weight-asian="bold" style:font-weight-complex="bold"/>
    </style:style>
    <style:style style:name="T1" style:family="text">
      <style:text-properties style:font-name="Tahoma" fo:font-size="9pt" fo:font-weight="bold" style:font-name-asian="Tahoma1" style:font-size-asian="9pt" style:font-weight-asian="bold" style:font-name-complex="Tahoma1"/>
    </style:style>
    <style:style style:name="T2" style:family="text">
      <style:text-properties style:font-name="Tahoma" fo:font-size="9pt" style:font-name-asian="Tahoma1" style:font-size-asian="9pt" style:font-name-complex="Tahoma1"/>
    </style:style>
    <style:style style:name="T3" style:family="text">
      <style:text-properties style:font-name="Tahoma" fo:font-size="8.5pt" fo:font-weight="bold" style:font-name-asian="Tahoma1" style:font-size-asian="8.5pt" style:font-weight-asian="bold" style:font-name-complex="Tahoma1"/>
    </style:style>
    <style:style style:name="T4" style:family="text">
      <style:text-properties style:font-name="Tahoma" fo:font-size="8.5pt" style:font-name-asian="Tahoma1" style:font-size-asian="8.5pt" style:font-name-complex="Tahoma1"/>
    </style:style>
    <style:style style:name="T5" style:family="text">
      <style:text-properties style:font-name="Tahoma" fo:font-size="8pt" style:font-name-asian="Tahoma1" style:font-size-asian="8pt" style:font-name-complex="Tahoma1"/>
    </style:style>
    <style:style style:name="T6" style:family="text">
      <style:text-properties style:font-name="Tahoma" fo:font-size="8pt" officeooo:rsid="001521e6" style:font-name-asian="Tahoma1" style:font-size-asian="8pt" style:font-name-complex="Tahoma1"/>
    </style:style>
    <style:style style:name="T7" style:family="text">
      <style:text-properties style:font-name="Tahoma" fo:font-size="8pt" fo:font-weight="bold" officeooo:rsid="001521e6" style:font-name-asian="Tahoma1" style:font-size-asian="8pt" style:font-weight-asian="bold" style:font-name-complex="Tahoma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font-size="8pt" style:font-name-asian="Times New Roman1" style:font-size-asian="8pt" style:font-name-complex="Times New Roman1"/>
    </style:style>
    <style:style style:name="T10" style:family="text">
      <style:text-properties officeooo:rsid="0016243f"/>
    </style:style>
    <style:style style:name="T11" style:family="text">
      <style:text-properties officeooo:rsid="00181fc3"/>
    </style:style>
    <style:style style:name="T12" style:family="text">
      <style:text-properties officeooo:rsid="00182fbc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4668*" fo:start-indent="0in" fo:end-indent="0.25in"/>
          <style:column style:rel-width="30867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page1"/>Bristow Nigeria</text:p>
      <text:p text:style-name="P1"><draw:frame draw:style-name="fr1" draw:name="Image1" text:anchor-type="char" svg:x="4.0701in" svg:y="-0.1701in" svg:width="1.9598in" svg:height="0.55in" draw:z-index="0"><draw:image xlink:href="Pictures/100002010000008D0000002832157767.png" xlink:type="simple" xlink:show="embed" xlink:actuate="onLoad"/></draw:frame></text:p>
      <text:p text:style-name="P2"/>
      <text:p text:style-name="P11">Nigeria</text:p>
      <text:section text:style-name="Sect1" text:name="TextSection">
        <text:p text:style-name="P3"/>
        <text:p text:style-name="P10"><text:span text:style-name="T1">Phone:</text:span><text:span text:style-name="T8"><text:tab/></text:span><text:span text:style-name="T2">01-2716736 ext. 204</text:span></text:p>
        <text:p text:style-name="P4"/>
        <text:p text:style-name="P10"><text:span text:style-name="T3">Email:</text:span><text:span text:style-name="T8"><text:tab/></text:span><text:span text:style-name="T4">fixedwingdesk@bristowgroup.com</text:span></text:p>
        <text:p text:style-name="P5"/>
        <text:p text:style-name="P10"><text:span text:style-name="T1">Web:</text:span><text:span text:style-name="T8"><text:tab/></text:span><text:span text:style-name="T2">http://www.bristowgroup.com</text:span></text:p>
        <text:p text:style-name="P6"/>
        <text:p text:style-name="P13"/>
        <text:p text:style-name="P9">Invoice</text:p>
      </text:section>
      <text:section text:style-name="Sect2" text:name="Section1">
        <text:p text:style-name="P8"/>
        <text:p text:style-name="P14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<text:text-input text:description="">${invoiceDate}</text:text-input></text:p>
            </table:table-cell>
            <table:table-cell table:style-name="Table2.A1" office:value-type="string">
              <text:p text:style-name="P15"><text:span text:style-name="T6">INVOICE</text:span><text:span text:style-name="T5"> NUMBER:</text:span><text:span text:style-name="T9"> <text:s text:c="4"/></text:span><text:span text:style-name="T7"><text:text-input text:description="">${invoiceNumber}</text:text-input></text:span></text:p>
            </table:table-cell>
          </table:table-row>
        </table:table>
        <text:p text:style-name="P7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3.1">
            <table:table-cell table:style-name="Table3.A1" office:value-type="string">
              <text:p text:style-name="P16">TICKET</text:p>
            </table:table-cell>
            <table:table-cell table:style-name="Table3.A1" office:value-type="string">
              <text:p text:style-name="P16">DEPARTURE</text:p>
            </table:table-cell>
            <table:table-cell table:style-name="Table3.A1" office:value-type="string">
              <text:p text:style-name="P16">ARRIVAL</text:p>
            </table:table-cell>
            <table:table-cell table:style-name="Table3.A1" office:value-type="string">
              <text:p text:style-name="P16">DEPARTURE DATE</text:p>
            </table:table-cell>
            <table:table-cell table:style-name="Table3.A1" office:value-type="string">
              <text:p text:style-name="P16">ARRIVAL DATE</text:p>
            </table:table-cell>
            <table:table-cell table:style-name="Table3.A1" office:value-type="string">
              <text:p text:style-name="P16">RATE</text:p>
            </table:table-cell>
            <table:table-cell table:style-name="Table3.G1" office:value-type="string">
              <text:p text:style-name="P16">PRICE</text:p>
            </table:table-cell>
          </table:table-row>
          <table:table-row>
            <table:table-cell table:style-name="Table3.A2" office:value-type="string">
              <text:p text:style-name="P19"><text:span text:style-name="T10"><text:text-input text:description="">${tickets.ticketCode}</text:text-input></text:span></text:p>
            </table:table-cell>
            <table:table-cell table:style-name="Table3.A2" office:value-type="string">
              <text:p text:style-name="P19"><text:span text:style-name="T10"><text:text-input text:description="">${tickets.booking.flight.departureAirport.airportCode}</text:text-input></text:span></text:p>
            </table:table-cell>
            <table:table-cell table:style-name="Table3.A2" office:value-type="string">
              <text:p text:style-name="P19"><text:span text:style-name="T10"><text:text-input text:description="">${tickets.booking.flight.arrivalAirport.airportCode}</text:text-input></text:span></text:p>
            </table:table-cell>
            <table:table-cell table:style-name="Table3.A2" office:value-type="string">
              <text:p text:style-name="P19"><text:span text:style-name="T10"><text:text-input text:description="">${tickets.booking.flight.departureTime}</text:text-input></text:span></text:p>
            </table:table-cell>
            <table:table-cell table:style-name="Table3.A2" office:value-type="string">
              <text:p text:style-name="P19"><text:span text:style-name="T10"><text:text-input text:description="">${tickets.booking.flight.arrivalTime}</text:text-input></text:span></text:p>
            </table:table-cell>
            <table:table-cell table:style-name="Table3.A2" office:value-type="string">
              <text:p text:style-name="P20"><text:span text:style-name="T11"><text:text-input text:description="">${tickets.booking.currencyRate}</text:text-input></text:span></text:p>
            </table:table-cell>
            <table:table-cell table:style-name="Table3.G2" office:value-type="string">
              <text:p text:style-name="P20"><text:span text:style-name="T11"><text:text-input text:description="">${tickets.price}</text:text-input></text:span></text:p>
            </table:table-cell>
          </table:table-row>
          <table:table-row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G2" office:value-type="string">
              <text:p text:style-name="Table_20_Contents"/>
            </table:table-cell>
          </table:table-row>
          <table:table-row>
            <table:table-cell table:style-name="Table3.A4" table:number-columns-spanned="6" office:value-type="string">
              <text:p text:style-name="P22">TOTAL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.G4" office:value-type="string">
              <text:p text:style-name="P21"><text:span text:style-name="T12"><text:text-input text:description="">${totalAmount}</text:text-input></text:span></text:p>
            </table:table-cell>
          </table:table-row>
          <table:table-row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Table_20_Contents"/>
            </table:table-cell>
            <table:table-cell table:style-name="Table3.G2" office:value-type="string">
              <text:p text:style-name="Table_20_Contents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name-complex="Arial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ahoma" fo:font-family="Tahoma" style:font-family-generic="roman" style:font-pitch="variable" fo:font-size="6pt" style:font-name-asian="Tahoma1" style:font-family-asian="Tahoma" style:font-family-generic-asian="system" style:font-pitch-asian="variable" style:font-size-asian="6pt" style:font-name-complex="Tahoma1" style:font-family-complex="Tahoma" style:font-family-generic-complex="system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ahoma" fo:font-family="Tahoma" style:font-family-generic="roman" style:font-pitch="variable" fo:font-size="6pt" style:font-name-complex="Liberation Serif1" style:font-family-complex="'Liberation Serif'" style:font-family-generic-complex="system" style:font-pitch-complex="variable"/>
    </style:style>
    <style:style style:name="ListLabel_20_2" style:display-name="ListLabel 2" style:family="text">
      <style:text-properties style:font-name="Tahoma" fo:font-family="Tahoma" style:font-family-generic="roman" style:font-pitch="variable" fo:font-size="6pt" style:font-size-asian="6pt" style:font-name-complex="Tahoma1" style:font-family-complex="Tahom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4173in" style:num-format="1" style:print-orientation="portrait" fo:margin-top="0.5102in" fo:margin-bottom="1in" fo:margin-left="0.411in" fo:margin-right="0.5736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9-29T02:26:16.695297648</dc:date>
    <meta:editing-cycles>21</meta:editing-cycles>
    <meta:editing-duration>PT2H37S</meta:editing-duration>
    <meta:generator>LibreOffice/4.4.7.2$Linux_X86_64 LibreOffice_project/40$Build-2</meta:generator>
    <meta:document-statistic meta:table-count="2" meta:image-count="1" meta:object-count="0" meta:page-count="1" meta:paragraph-count="24" meta:word-count="54" meta:character-count="520" meta:non-whitespace-character-count="506"/>
  </office:meta>
</office:document-meta>
</file>